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ValidationsExecutor.execute( FacesContext face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ValidationsExecutor.ProcessValidations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ValidationsExecuto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